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americanas</text:p>
          </table:table-cell>
          <table:table-cell table:formula="of:=&quot;INSERT INTO url_ignorar (dominio) VALUES ('&quot;&amp;[.A1]&amp;&quot;');&quot;" office:value-type="string" office:string-value="INSERT INTO url_ignorar (dominio) VALUES ('americanas');" calcext:value-type="string">
            <text:p>INSERT INTO url_ignorar (dominio) VALUES ('americanas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bmarino</text:p>
          </table:table-cell>
          <table:table-cell table:formula="of:=&quot;INSERT INTO url_ignorar (dominio) VALUES ('&quot;&amp;[.A2]&amp;&quot;');&quot;" office:value-type="string" office:string-value="INSERT INTO url_ignorar (dominio) VALUES ('submarino');" calcext:value-type="string">
            <text:p>INSERT INTO url_ignorar (dominio) VALUES ('submarino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sarelacalcados</text:p>
          </table:table-cell>
          <table:table-cell table:formula="of:=&quot;INSERT INTO url_ignorar (dominio) VALUES ('&quot;&amp;[.A3]&amp;&quot;');&quot;" office:value-type="string" office:string-value="INSERT INTO url_ignorar (dominio) VALUES ('passarelacalcados');" calcext:value-type="string">
            <text:p>INSERT INTO url_ignorar (dominio) VALUES ('passarelacalcados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ptime</text:p>
          </table:table-cell>
          <table:table-cell table:formula="of:=&quot;INSERT INTO url_ignorar (dominio) VALUES ('&quot;&amp;[.A4]&amp;&quot;');&quot;" office:value-type="string" office:string-value="INSERT INTO url_ignorar (dominio) VALUES ('shoptime');" calcext:value-type="string">
            <text:p>INSERT INTO url_ignorar (dominio) VALUES ('shoptime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pocacosmeticos</text:p>
          </table:table-cell>
          <table:table-cell table:formula="of:=&quot;INSERT INTO url_ignorar (dominio) VALUES ('&quot;&amp;[.A5]&amp;&quot;');&quot;" office:value-type="string" office:string-value="INSERT INTO url_ignorar (dominio) VALUES ('epocacosmeticos');" calcext:value-type="string">
            <text:p>INSERT INTO url_ignorar (dominio) VALUES ('epocacosmeticos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farma</text:p>
          </table:table-cell>
          <table:table-cell table:formula="of:=&quot;INSERT INTO url_ignorar (dominio) VALUES ('&quot;&amp;[.A6]&amp;&quot;');&quot;" office:value-type="string" office:string-value="INSERT INTO url_ignorar (dominio) VALUES ('netfarma');" calcext:value-type="string">
            <text:p>INSERT INTO url_ignorar (dominio) VALUES ('netfarma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pfato</text:p>
          </table:table-cell>
          <table:table-cell table:formula="of:=&quot;INSERT INTO url_ignorar (dominio) VALUES ('&quot;&amp;[.A7]&amp;&quot;');&quot;" office:value-type="string" office:string-value="INSERT INTO url_ignorar (dominio) VALUES ('shopfato');" calcext:value-type="string">
            <text:p>INSERT INTO url_ignorar (dominio) VALUES ('shopfato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ezanaweb</text:p>
          </table:table-cell>
          <table:table-cell table:formula="of:=&quot;INSERT INTO url_ignorar (dominio) VALUES ('&quot;&amp;[.A8]&amp;&quot;');&quot;" office:value-type="string" office:string-value="INSERT INTO url_ignorar (dominio) VALUES ('belezanaweb');" calcext:value-type="string">
            <text:p>INSERT INTO url_ignorar (dominio) VALUES ('belezanaweb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isa</text:p>
          </table:table-cell>
          <table:table-cell table:formula="of:=&quot;INSERT INTO url_ignorar (dominio) VALUES ('&quot;&amp;[.A9]&amp;&quot;');&quot;" office:value-type="string" office:string-value="INSERT INTO url_ignorar (dominio) VALUES ('marisa');" calcext:value-type="string">
            <text:p>INSERT INTO url_ignorar (dominio) VALUES ('marisa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tevirtual</text:p>
          </table:table-cell>
          <table:table-cell table:formula="of:=&quot;INSERT INTO url_ignorar (dominio) VALUES ('&quot;&amp;[.A10]&amp;&quot;');&quot;" office:value-type="string" office:string-value="INSERT INTO url_ignorar (dominio) VALUES ('estantevirtual');" calcext:value-type="string">
            <text:p>INSERT INTO url_ignorar (dominio) VALUES ('estantevirtual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azineluiza</text:p>
          </table:table-cell>
          <table:table-cell table:formula="of:=&quot;INSERT INTO url_ignorar (dominio) VALUES ('&quot;&amp;[.A11]&amp;&quot;');&quot;" office:value-type="string" office:string-value="INSERT INTO url_ignorar (dominio) VALUES ('magazineluiza');" calcext:value-type="string">
            <text:p>INSERT INTO url_ignorar (dominio) VALUES ('magazineluiza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bestore</text:p>
          </table:table-cell>
          <table:table-cell table:formula="of:=&quot;INSERT INTO url_ignorar (dominio) VALUES ('&quot;&amp;[.A12]&amp;&quot;');&quot;" office:value-type="string" office:string-value="INSERT INTO url_ignorar (dominio) VALUES ('bebestore');" calcext:value-type="string">
            <text:p>INSERT INTO url_ignorar (dominio) VALUES ('bebestore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haus</text:p>
          </table:table-cell>
          <table:table-cell table:formula="of:=&quot;INSERT INTO url_ignorar (dominio) VALUES ('&quot;&amp;[.A13]&amp;&quot;');&quot;" office:value-type="string" office:string-value="INSERT INTO url_ignorar (dominio) VALUES ('posthaus');" calcext:value-type="string">
            <text:p>INSERT INTO url_ignorar (dominio) VALUES ('posthaus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javidaecor</text:p>
          </table:table-cell>
          <table:table-cell table:formula="of:=&quot;INSERT INTO url_ignorar (dominio) VALUES ('&quot;&amp;[.A14]&amp;&quot;');&quot;" office:value-type="string" office:string-value="INSERT INTO url_ignorar (dominio) VALUES ('lojavidaecor');" calcext:value-type="string">
            <text:p>INSERT INTO url_ignorar (dominio) VALUES ('lojavidaecor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ssamagazine</text:p>
          </table:table-cell>
          <table:table-cell table:formula="of:=&quot;INSERT INTO url_ignorar (dominio) VALUES ('&quot;&amp;[.A15]&amp;&quot;');&quot;" office:value-type="string" office:string-value="INSERT INTO url_ignorar (dominio) VALUES ('cissamagazine');" calcext:value-type="string">
            <text:p>INSERT INTO url_ignorar (dominio) VALUES ('cissamagazine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stshop</text:p>
          </table:table-cell>
          <table:table-cell table:formula="of:=&quot;INSERT INTO url_ignorar (dominio) VALUES ('&quot;&amp;[.A16]&amp;&quot;');&quot;" office:value-type="string" office:string-value="INSERT INTO url_ignorar (dominio) VALUES ('fastshop');" calcext:value-type="string">
            <text:p>INSERT INTO url_ignorar (dominio) VALUES ('fastshop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ubedoricardo</text:p>
          </table:table-cell>
          <table:table-cell table:formula="of:=&quot;INSERT INTO url_ignorar (dominio) VALUES ('&quot;&amp;[.A17]&amp;&quot;');&quot;" office:value-type="string" office:string-value="INSERT INTO url_ignorar (dominio) VALUES ('clubedoricardo');" calcext:value-type="string">
            <text:p>INSERT INTO url_ignorar (dominio) VALUES ('clubedoricardo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oticario</text:p>
          </table:table-cell>
          <table:table-cell table:formula="of:=&quot;INSERT INTO url_ignorar (dominio) VALUES ('&quot;&amp;[.A18]&amp;&quot;');&quot;" office:value-type="string" office:string-value="INSERT INTO url_ignorar (dominio) VALUES ('oboticario');" calcext:value-type="string">
            <text:p>INSERT INTO url_ignorar (dominio) VALUES ('oboticario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tra</text:p>
          </table:table-cell>
          <table:table-cell table:formula="of:=&quot;INSERT INTO url_ignorar (dominio) VALUES ('&quot;&amp;[.A19]&amp;&quot;');&quot;" office:value-type="string" office:string-value="INSERT INTO url_ignorar (dominio) VALUES ('extra');" calcext:value-type="string">
            <text:p>INSERT INTO url_ignorar (dominio) VALUES ('extra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nui</text:p>
          </table:table-cell>
          <table:table-cell table:formula="of:=&quot;INSERT INTO url_ignorar (dominio) VALUES ('&quot;&amp;[.A20]&amp;&quot;');&quot;" office:value-type="string" office:string-value="INSERT INTO url_ignorar (dominio) VALUES ('kanui');" calcext:value-type="string">
            <text:p>INSERT INTO url_ignorar (dominio) VALUES ('kanui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cardoeletro</text:p>
          </table:table-cell>
          <table:table-cell table:formula="of:=&quot;INSERT INTO url_ignorar (dominio) VALUES ('&quot;&amp;[.A21]&amp;&quot;');&quot;" office:value-type="string" office:string-value="INSERT INTO url_ignorar (dominio) VALUES ('ricardoeletro');" calcext:value-type="string">
            <text:p>INSERT INTO url_ignorar (dominio) VALUES ('ricardoeletro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ickon</text:p>
          </table:table-cell>
          <table:table-cell table:formula="of:=&quot;INSERT INTO url_ignorar (dominio) VALUES ('&quot;&amp;[.A22]&amp;&quot;');&quot;" office:value-type="string" office:string-value="INSERT INTO url_ignorar (dominio) VALUES ('clickon');" calcext:value-type="string">
            <text:p>INSERT INTO url_ignorar (dominio) VALUES ('clickon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ntofrio</text:p>
          </table:table-cell>
          <table:table-cell table:formula="of:=&quot;INSERT INTO url_ignorar (dominio) VALUES ('&quot;&amp;[.A23]&amp;&quot;');&quot;" office:value-type="string" office:string-value="INSERT INTO url_ignorar (dominio) VALUES ('pontofrio');" calcext:value-type="string">
            <text:p>INSERT INTO url_ignorar (dominio) VALUES ('pontofrio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phora</text:p>
          </table:table-cell>
          <table:table-cell table:formula="of:=&quot;INSERT INTO url_ignorar (dominio) VALUES ('&quot;&amp;[.A24]&amp;&quot;');&quot;" office:value-type="string" office:string-value="INSERT INTO url_ignorar (dominio) VALUES ('sephora');" calcext:value-type="string">
            <text:p>INSERT INTO url_ignorar (dominio) VALUES ('sephora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lmart</text:p>
          </table:table-cell>
          <table:table-cell table:formula="of:=&quot;INSERT INTO url_ignorar (dominio) VALUES ('&quot;&amp;[.A25]&amp;&quot;');&quot;" office:value-type="string" office:string-value="INSERT INTO url_ignorar (dominio) VALUES ('walmart');" calcext:value-type="string">
            <text:p>INSERT INTO url_ignorar (dominio) VALUES ('walmart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oupon</text:p>
          </table:table-cell>
          <table:table-cell table:formula="of:=&quot;INSERT INTO url_ignorar (dominio) VALUES ('&quot;&amp;[.A26]&amp;&quot;');&quot;" office:value-type="string" office:string-value="INSERT INTO url_ignorar (dominio) VALUES ('groupon');" calcext:value-type="string">
            <text:p>INSERT INTO url_ignorar (dominio) VALUES ('groupon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op</text:p>
          </table:table-cell>
          <table:table-cell table:formula="of:=&quot;INSERT INTO url_ignorar (dominio) VALUES ('&quot;&amp;[.A27]&amp;&quot;');&quot;" office:value-type="string" office:string-value="INSERT INTO url_ignorar (dominio) VALUES ('polishop');" calcext:value-type="string">
            <text:p>INSERT INTO url_ignorar (dominio) VALUES ('polishop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love</text:p>
          </table:table-cell>
          <table:table-cell table:formula="of:=&quot;INSERT INTO url_ignorar (dominio) VALUES ('&quot;&amp;[.A28]&amp;&quot;');&quot;" office:value-type="string" office:string-value="INSERT INTO url_ignorar (dominio) VALUES ('petlove');" calcext:value-type="string">
            <text:p>INSERT INTO url_ignorar (dominio) VALUES ('petlove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ne</text:p>
          </table:table-cell>
          <table:table-cell table:formula="of:=&quot;INSERT INTO url_ignorar (dominio) VALUES ('&quot;&amp;[.A29]&amp;&quot;');&quot;" office:value-type="string" office:string-value="INSERT INTO url_ignorar (dominio) VALUES ('wine');" calcext:value-type="string">
            <text:p>INSERT INTO url_ignorar (dominio) VALUES ('wine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tue</text:p>
          </table:table-cell>
          <table:table-cell table:formula="of:=&quot;INSERT INTO url_ignorar (dominio) VALUES ('&quot;&amp;[.A30]&amp;&quot;');&quot;" office:value-type="string" office:string-value="INSERT INTO url_ignorar (dominio) VALUES ('natue');" calcext:value-type="string">
            <text:p>INSERT INTO url_ignorar (dominio) VALUES ('natue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ltrafarma</text:p>
          </table:table-cell>
          <table:table-cell table:formula="of:=&quot;INSERT INTO url_ignorar (dominio) VALUES ('&quot;&amp;[.A31]&amp;&quot;');&quot;" office:value-type="string" office:string-value="INSERT INTO url_ignorar (dominio) VALUES ('ultrafarma');" calcext:value-type="string">
            <text:p>INSERT INTO url_ignorar (dominio) VALUES ('ultrafarma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gariaaraujo</text:p>
          </table:table-cell>
          <table:table-cell table:formula="of:=&quot;INSERT INTO url_ignorar (dominio) VALUES ('&quot;&amp;[.A32]&amp;&quot;');&quot;" office:value-type="string" office:string-value="INSERT INTO url_ignorar (dominio) VALUES ('drogariaaraujo');" calcext:value-type="string">
            <text:p>INSERT INTO url_ignorar (dominio) VALUES ('drogariaaraujo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raiva</text:p>
          </table:table-cell>
          <table:table-cell table:formula="of:=&quot;INSERT INTO url_ignorar (dominio) VALUES ('&quot;&amp;[.A33]&amp;&quot;');&quot;" office:value-type="string" office:string-value="INSERT INTO url_ignorar (dominio) VALUES ('saraiva');" calcext:value-type="string">
            <text:p>INSERT INTO url_ignorar (dominio) VALUES ('saraiva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gasil</text:p>
          </table:table-cell>
          <table:table-cell table:formula="of:=&quot;INSERT INTO url_ignorar (dominio) VALUES ('&quot;&amp;[.A34]&amp;&quot;');&quot;" office:value-type="string" office:string-value="INSERT INTO url_ignorar (dominio) VALUES ('drogasil');" calcext:value-type="string">
            <text:p>INSERT INTO url_ignorar (dominio) VALUES ('drogasil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bum</text:p>
          </table:table-cell>
          <table:table-cell table:formula="of:=&quot;INSERT INTO url_ignorar (dominio) VALUES ('&quot;&amp;[.A35]&amp;&quot;');&quot;" office:value-type="string" office:string-value="INSERT INTO url_ignorar (dominio) VALUES ('kabum');" calcext:value-type="string">
            <text:p>INSERT INTO url_ignorar (dominio) VALUES ('kabum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vrariadatravessa</text:p>
          </table:table-cell>
          <table:table-cell table:formula="of:=&quot;INSERT INTO url_ignorar (dominio) VALUES ('&quot;&amp;[.A36]&amp;&quot;');&quot;" office:value-type="string" office:string-value="INSERT INTO url_ignorar (dominio) VALUES ('livrariadatravessa');" calcext:value-type="string">
            <text:p>INSERT INTO url_ignorar (dominio) VALUES ('livrariadatravessa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racerta</text:p>
          </table:table-cell>
          <table:table-cell table:formula="of:=&quot;INSERT INTO url_ignorar (dominio) VALUES ('&quot;&amp;[.A37]&amp;&quot;');&quot;" office:value-type="string" office:string-value="INSERT INTO url_ignorar (dominio) VALUES ('compracerta');" calcext:value-type="string">
            <text:p>INSERT INTO url_ignorar (dominio) VALUES ('compracerta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nofreemcasa</text:p>
          </table:table-cell>
          <table:table-cell table:formula="of:=&quot;INSERT INTO url_ignorar (dominio) VALUES ('&quot;&amp;[.A38]&amp;&quot;');&quot;" office:value-type="string" office:string-value="INSERT INTO url_ignorar (dominio) VALUES ('onofreemcasa');" calcext:value-type="string">
            <text:p>INSERT INTO url_ignorar (dominio) VALUES ('onofreemcasa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garaia</text:p>
          </table:table-cell>
          <table:table-cell table:formula="of:=&quot;INSERT INTO url_ignorar (dominio) VALUES ('&quot;&amp;[.A39]&amp;&quot;');&quot;" office:value-type="string" office:string-value="INSERT INTO url_ignorar (dominio) VALUES ('drogaraia');" calcext:value-type="string">
            <text:p>INSERT INTO url_ignorar (dominio) VALUES ('drogaraia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lunga</text:p>
          </table:table-cell>
          <table:table-cell table:formula="of:=&quot;INSERT INTO url_ignorar (dominio) VALUES ('&quot;&amp;[.A40]&amp;&quot;');&quot;" office:value-type="string" office:string-value="INSERT INTO url_ignorar (dominio) VALUES ('kalunga');" calcext:value-type="string">
            <text:p>INSERT INTO url_ignorar (dominio) VALUES ('kalunga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vomundo</text:p>
          </table:table-cell>
          <table:table-cell table:formula="of:=&quot;INSERT INTO url_ignorar (dominio) VALUES ('&quot;&amp;[.A41]&amp;&quot;');&quot;" office:value-type="string" office:string-value="INSERT INTO url_ignorar (dominio) VALUES ('novomundo');" calcext:value-type="string">
            <text:p>INSERT INTO url_ignorar (dominio) VALUES ('novomundo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jascolombo</text:p>
          </table:table-cell>
          <table:table-cell table:formula="of:=&quot;INSERT INTO url_ignorar (dominio) VALUES ('&quot;&amp;[.A42]&amp;&quot;');&quot;" office:value-type="string" office:string-value="INSERT INTO url_ignorar (dominio) VALUES ('lojascolombo');" calcext:value-type="string">
            <text:p>INSERT INTO url_ignorar (dominio) VALUES ('lojascolombo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nectparts</text:p>
          </table:table-cell>
          <table:table-cell table:formula="of:=&quot;INSERT INTO url_ignorar (dominio) VALUES ('&quot;&amp;[.A43]&amp;&quot;');&quot;" office:value-type="string" office:string-value="INSERT INTO url_ignorar (dominio) VALUES ('connectparts');" calcext:value-type="string">
            <text:p>INSERT INTO url_ignorar (dominio) VALUES ('connectparts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vel</text:p>
          </table:table-cell>
          <table:table-cell table:formula="of:=&quot;INSERT INTO url_ignorar (dominio) VALUES ('&quot;&amp;[.A44]&amp;&quot;');&quot;" office:value-type="string" office:string-value="INSERT INTO url_ignorar (dominio) VALUES ('panvel');" calcext:value-type="string">
            <text:p>INSERT INTO url_ignorar (dominio) VALUES ('panvel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jasinsinuante</text:p>
          </table:table-cell>
          <table:table-cell table:formula="of:=&quot;INSERT INTO url_ignorar (dominio) VALUES ('&quot;&amp;[.A45]&amp;&quot;');&quot;" office:value-type="string" office:string-value="INSERT INTO url_ignorar (dominio) VALUES ('lojasinsinuante');" calcext:value-type="string">
            <text:p>INSERT INTO url_ignorar (dominio) VALUES ('lojasinsinuante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ntauro</text:p>
          </table:table-cell>
          <table:table-cell table:formula="of:=&quot;INSERT INTO url_ignorar (dominio) VALUES ('&quot;&amp;[.A46]&amp;&quot;');&quot;" office:value-type="string" office:string-value="INSERT INTO url_ignorar (dominio) VALUES ('centauro');" calcext:value-type="string">
            <text:p>INSERT INTO url_ignorar (dominio) VALUES ('centauro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facil</text:p>
          </table:table-cell>
          <table:table-cell table:formula="of:=&quot;INSERT INTO url_ignorar (dominio) VALUES ('&quot;&amp;[.A47]&amp;&quot;');&quot;" office:value-type="string" office:string-value="INSERT INTO url_ignorar (dominio) VALUES ('efacil');" calcext:value-type="string">
            <text:p>INSERT INTO url_ignorar (dominio) VALUES ('efacil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fiti</text:p>
          </table:table-cell>
          <table:table-cell table:formula="of:=&quot;INSERT INTO url_ignorar (dominio) VALUES ('&quot;&amp;[.A48]&amp;&quot;');&quot;" office:value-type="string" office:string-value="INSERT INTO url_ignorar (dominio) VALUES ('dafiti');" calcext:value-type="string">
            <text:p>INSERT INTO url_ignorar (dominio) VALUES ('dafiti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jadomecanico</text:p>
          </table:table-cell>
          <table:table-cell table:formula="of:=&quot;INSERT INTO url_ignorar (dominio) VALUES ('&quot;&amp;[.A49]&amp;&quot;');&quot;" office:value-type="string" office:string-value="INSERT INTO url_ignorar (dominio) VALUES ('lojadomecanico');" calcext:value-type="string">
            <text:p>INSERT INTO url_ignorar (dominio) VALUES ('lojadomecanico');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rteonline</text:p>
          </table:table-cell>
          <table:table-cell table:formula="of:=&quot;INSERT INTO url_ignorar (dominio) VALUES ('&quot;&amp;[.A50]&amp;&quot;');&quot;" office:value-type="string" office:string-value="INSERT INTO url_ignorar (dominio) VALUES ('sorteonline');" calcext:value-type="string">
            <text:p>INSERT INTO url_ignorar (dominio) VALUES ('sorteonline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scape</text:p>
          </table:table-cell>
          <table:table-cell table:formula="of:=&quot;INSERT INTO url_ignorar (dominio) VALUES ('&quot;&amp;[.A51]&amp;&quot;');&quot;" office:value-type="string" office:string-value="INSERT INTO url_ignorar (dominio) VALUES ('buscape');" calcext:value-type="string">
            <text:p>INSERT INTO url_ignorar (dominio) VALUES ('buscape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cadolivre</text:p>
          </table:table-cell>
          <table:table-cell table:formula="of:=&quot;INSERT INTO url_ignorar (dominio) VALUES ('&quot;&amp;[.A52]&amp;&quot;');&quot;" office:value-type="string" office:string-value="INSERT INTO url_ignorar (dominio) VALUES ('mercadolivre');" calcext:value-type="string">
            <text:p>INSERT INTO url_ignorar (dominio) VALUES ('mercadolivre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asbahia</text:p>
          </table:table-cell>
          <table:table-cell table:formula="of:=&quot;INSERT INTO url_ignorar (dominio) VALUES ('&quot;&amp;[.A53]&amp;&quot;');&quot;" office:value-type="string" office:string-value="INSERT INTO url_ignorar (dominio) VALUES ('casasbahia');" calcext:value-type="string">
            <text:p>INSERT INTO url_ignorar (dominio) VALUES ('casasbahia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nambucanas</text:p>
          </table:table-cell>
          <table:table-cell table:formula="of:=&quot;INSERT INTO url_ignorar (dominio) VALUES ('&quot;&amp;[.A54]&amp;&quot;');&quot;" office:value-type="string" office:string-value="INSERT INTO url_ignorar (dominio) VALUES ('pernambucanas');" calcext:value-type="string">
            <text:p>INSERT INTO url_ignorar (dominio) VALUES ('pernambucanas');</text:p>
          </table:table-cell>
          <table:table-cell table:number-columns-repeated="1022"/>
        </table:table-row>
        <table:table-row table:style-name="ro1" table:number-rows-repeated="9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1:06:01.707852407</meta:creation-date>
    <dc:date>2021-02-08T11:07:46.679265092</dc:date>
    <meta:editing-duration>PT1M45S</meta:editing-duration>
    <meta:editing-cycles>1</meta:editing-cycles>
    <meta:document-statistic meta:table-count="1" meta:cell-count="108" meta:object-count="0"/>
    <meta:generator>LibreOffice/7.0.3.1$Linux_X86_64 LibreOffice_project/00$Build-1</meta:generator>
  </office:meta>
</office:document-meta>
</file>